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E8000001F45ECB8A3DD35F810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30.401cm" svg:height="15.2cm" draw:transform="rotate (0.26459191460234) translate (-2.118cm 5.529cm)" presentation:class="graphic" presentation:user-transformed="true">
          <draw:image xlink:href="Pictures/10000201000003E8000001F45ECB8A3DD35F8100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10-31T15:54:00.379984651</meta:creation-date>
    <dc:date>2020-10-31T15:54:52.074931096</dc:date>
    <meta:editing-duration>PT52S</meta:editing-duration>
    <meta:editing-cycles>1</meta:editing-cycles>
    <meta:document-statistic meta:object-count="25"/>
    <meta:generator>LibreOffice/6.3.6.2$MacOSX_X86_64 LibreOffice_project/2196df99b074d8a661f4036fca8fa0cbfa33a497</meta:generator>
  </office:meta>
</office:document-meta>
</file>